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RROR:root:Error calling script function moveBack: 1</text:p>
      <text:p text:style-name="Standard">INFO:root:Before Randomize Block Position: [0.04999999701976776, 0.14999999105930328, 0.05000000074505806]</text:p>
      <text:p text:style-name="Standard">INFO:root:Before Randomize Block Position: [0.10478467494249344, 0.05791467800736427, -0.041805293411016464]</text:p>
      <text:p text:style-name="Standard">ERROR:root:Error calling script function moveForward: 1</text:p>
      <text:p text:style-name="Standard">INFO:root:Before Randomize Block Position: [-0.08860427141189575, 0.18322277069091797, 0.040745820850133896]</text:p>
      <text:p text:style-name="Standard">ERROR:root:Error calling script function moveLeft: 1</text:p>
      <text:p text:style-name="Standard">ERROR:root:Error calling script function moveUp: 1</text:p>
      <text:p text:style-name="Standard">ERROR:root:Error calling script function moveDown: 1</text:p>
      <text:p text:style-name="Standard">ERROR:root:Error calling script function moveRight: 1</text:p>
      <text:p text:style-name="Standard">Using cuda device</text:p>
      <text:p text:style-name="Standard">INFO:root:Before Randomize Block Position: [-0.04594996199011803, 0.27502140402793884, 0.049470819532871246]</text:p>
      <text:p text:style-name="Standard">ERROR:root:Error calling script function moveBackward: 1</text:p>
      <text:p text:style-name="Standard">INFO:root:Before Randomize Block Position: [0.12807901203632355, 0.4013628363609314, -0.04998147860169411]</text:p>
      <text:p text:style-name="Standard">INFO:root:Before Randomize Block Position: [0.2710407078266144, 0.21479706466197968, -0.004050389397889376]</text:p>
      <text:p text:style-name="Standard">-----------------------------</text:p>
      <text:p text:style-name="Standard">| time/ <text:s text:c="13"/>| <text:s text:c="5"/>|</text:p>
      <text:p text:style-name="Standard">| <text:s text:c="3"/>fps <text:s text:c="12"/>| 3 <text:s text:c="3"/>|</text:p>
      <text:p text:style-name="Standard">| <text:s text:c="3"/>iterations <text:s text:c="5"/>| 1 <text:s text:c="3"/>|</text:p>
      <text:p text:style-name="Standard">| <text:s text:c="3"/>time_elapsed <text:s text:c="3"/>| 537 <text:s/>|</text:p>
      <text:p text:style-name="Standard">| <text:s text:c="3"/>total_timesteps | 2048 |</text:p>
      <text:p text:style-name="Standard">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8T07:19:17.637151471</meta:creation-date>
    <dc:date>2024-11-18T07:20:17.730202347</dc:date>
    <meta:editing-duration>PT1M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113" meta:character-count="1233" meta:non-whitespace-character-count="1084"/>
  </office:meta>
</office:document-meta>
</file>